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100010580000879200001508D21A14F0A9096EB5.svg" manifest:media-type="image/svg+xml"/>
  <manifest:file-entry manifest:full-path="Pictures/TablePreview3.svm" manifest:media-type=""/>
  <manifest:file-entry manifest:full-path="Pictures/1000020100000520000000CCD8248FA211360C95.png" manifest:media-type="image/png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99cccc" draw:auto-grow-height="true" draw:auto-grow-width="false" fo:max-height="0cm" fo:min-height="0.76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6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62cm" fo:min-width="0cm"/>
    </style:style>
    <style:style style:name="pr1" style:family="presentation" style:parent-style-name="BrightBlue-title">
      <style:graphic-properties fo:min-height="2.813cm"/>
    </style:style>
    <style:style style:name="pr2" style:family="presentation" style:parent-style-name="BrightBlue-subtitle">
      <style:graphic-properties draw:fill-color="#ffffff" fo:min-height="10.678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subtitle">
      <style:graphic-properties draw:fill-color="#ffffff" fo:min-height="10.02cm"/>
    </style:style>
    <style:style style:name="pr6" style:family="presentation" style:parent-style-name="BrightBlue-subtitle">
      <style:graphic-properties draw:fill-color="#ffffff" fo:min-height="3.924cm"/>
    </style:style>
    <style:style style:name="pr7" style:family="presentation" style:parent-style-name="BrightBlue-subtitle">
      <style:graphic-properties draw:fill-color="#ffffff" fo:min-height="2.794cm"/>
    </style:style>
    <style:style style:name="pr8" style:family="presentation" style:parent-style-name="BrightBlue-subtitle">
      <style:graphic-properties draw:fill-color="#ffffff" fo:min-height="4.405cm"/>
    </style:style>
    <style:style style:name="pr9" style:family="presentation" style:parent-style-name="BrightBlue-subtitle">
      <style:graphic-properties draw:fill-color="#ffffff" fo:min-height="1.524cm"/>
    </style:style>
    <style:style style:name="pr10" style:family="presentation" style:parent-style-name="BrightBlue-subtitle">
      <style:graphic-properties draw:fill-color="#ffffff" fo:min-height="2.203cm"/>
    </style:style>
    <style:style style:name="pr11" style:family="presentation" style:parent-style-name="BrightBlue-subtitle">
      <style:graphic-properties draw:fill-color="#ffffff" fo:min-height="6.31cm"/>
    </style:style>
    <style:style style:name="pr12" style:family="presentation" style:parent-style-name="BrightBlue-subtitle">
      <style:graphic-properties draw:fill-color="#ffffff" fo:min-height="2.783cm"/>
    </style:style>
    <style:style style:name="pr13" style:family="presentation" style:parent-style-name="BrightBlue-subtitle">
      <style:graphic-properties draw:fill-color="#ffffff" fo:min-height="3.81cm"/>
    </style:style>
    <style:style style:name="pr14" style:family="presentation" style:parent-style-name="BrightBlue-subtitle">
      <style:graphic-properties draw:fill-color="#ffffff" fo:min-height="2.828cm"/>
    </style:style>
    <style:style style:name="co1" style:family="table-column">
      <style:table-column-properties style:column-width="2.966cm" style:use-optimal-column-width="false"/>
    </style:style>
    <style:style style:name="co2" style:family="table-column">
      <style:table-column-properties style:column-width="2.344cm" style:use-optimal-column-width="false"/>
    </style:style>
    <style:style style:name="co3" style:family="table-column">
      <style:table-column-properties style:column-width="2.655cm" style:use-optimal-column-width="false"/>
    </style:style>
    <style:style style:name="co4" style:family="table-column">
      <style:table-column-properties style:column-width="2.671cm" style:use-optimal-column-width="false"/>
    </style:style>
    <style:style style:name="co5" style:family="table-column">
      <style:table-column-properties style:column-width="4.368cm" style:use-optimal-column-width="false"/>
    </style:style>
    <style:style style:name="co6" style:family="table-column">
      <style:table-column-properties style:column-width="4.381cm" style:use-optimal-column-width="false"/>
    </style:style>
    <style:style style:name="ro1" style:family="table-row">
      <style:table-row-properties style:row-height="1.428cm"/>
    </style:style>
    <style:style style:name="ro2" style:family="table-row">
      <style:table-row-properties style:row-height="1.205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text-properties fo:font-size="24pt" fo:font-weight="bold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99cccc"/>
      <style:text-properties fo: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loext:graphic-properties draw:fill-color="#ffffff"/>
      <style:text-properties fo:font-size="32pt"/>
    </style:style>
    <style:style style:name="P7" style:family="paragraph">
      <loext:graphic-properties draw:fill="solid" draw:fill-color="#99cccc"/>
      <style:text-properties fo:color="#ffffff"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  <style:text-properties fo:font-size="28pt" style:font-size-asian="28pt" style:font-size-complex="28pt"/>
    </style:style>
    <style:style style:name="P10" style:family="paragraph">
      <loext:graphic-properties draw:fill="none" draw:fill-color="#ffffff"/>
    </style:style>
    <style:style style:name="P11" style:family="paragraph">
      <style:text-properties style:font-weight-asian="bold" style:font-weight-complex="bold"/>
    </style:style>
    <style:style style:name="P12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13" style:family="paragraph">
      <style:text-properties style:font-size-asian="18pt" style:font-size-complex="18pt"/>
    </style:style>
    <style:style style:name="P14" style:family="paragraph">
      <style:text-properties fo:font-size="28pt"/>
    </style:style>
    <style:style style:name="P15" style:family="paragraph">
      <style:text-properties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ffffff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2pt"/>
    </style:style>
    <style:style style:name="T7" style:family="text">
      <style:text-properties fo:font-size="32pt" fo:font-style="italic" style:font-style-asian="italic" style:font-style-complex="italic"/>
    </style:style>
    <style:style style:name="T8" style:family="text">
      <style:text-properties fo:font-size="32pt" fo:font-style="normal" style:font-style-asian="normal" style:font-style-complex="normal"/>
    </style:style>
    <style:style style:name="T9" style:family="text">
      <style:text-properties fo:color="#ffffff" fo:font-size="18pt"/>
    </style:style>
    <style:style style:name="T10" style:family="text">
      <style:text-properties fo:font-size="28pt" fo:font-style="italic" style:font-size-asian="28pt" style:font-style-asian="italic" style:font-size-complex="28pt" style:font-style-complex="italic"/>
    </style:style>
    <style:style style:name="T11" style:family="text">
      <style:text-properties fo:font-size="28pt" fo:font-style="normal" style:font-size-asian="28pt" style:font-style-asian="normal" style:font-size-complex="28pt" style:font-style-complex="normal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006699"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24pt" fo:font-weight="normal" style:font-size-asian="24pt" style:font-weight-asian="normal" style:font-size-complex="24pt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18pt"/>
    </style:style>
    <style:style style:name="T19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0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size-asian="28pt" style:font-size-complex="28pt" style:text-emphasize="none" style:font-relief="none" style:text-overline-style="none" style:text-overline-color="font-color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style:style style:name="T23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style:letter-kerning="true" style:font-size-asian="22pt" style:font-size-complex="22pt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25" style:family="text">
      <style:text-properties fo:font-size="22pt" fo:font-weight="normal" style:font-size-asian="22pt" style:font-weight-asian="normal" style:font-size-complex="22pt" style:font-weight-complex="normal"/>
    </style:style>
    <style:style style:name="T26" style:family="text">
      <style:text-properties style:text-position="33% 58%" fo:font-size="28pt" style:font-size-asian="28pt" style:font-size-complex="28pt"/>
    </style:style>
    <style:style style:name="T27" style:family="text">
      <style:text-properties fo:font-size="24pt" fo:font-weight="bold" style:font-size-asian="18pt" style:font-size-complex="18pt"/>
    </style:style>
    <style:style style:name="T28" style:family="text">
      <style:text-properties style:font-name="FreeMono" fo:font-size="22pt" fo:font-style="normal" style:font-size-asian="28pt" style:font-style-asian="normal" style:font-size-complex="28pt" style:font-style-complex="normal"/>
    </style:style>
    <style:style style:name="T29" style:family="text">
      <style:text-properties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style:font-size-asian="28pt" style:font-style-asian="normal" style:font-size-complex="28pt" style:font-style-complex="normal" style:text-emphasize="none" style:font-relief="none" style:text-overline-style="none" style:text-overline-color="font-color"/>
    </style:style>
    <style:style style:name="T30" style:family="text">
      <style:text-properties style:use-window-font-color="true" style:text-outline="false" style:text-line-through-style="none" style:text-line-through-type="none" style:font-name="FreeMono" fo:font-size="28pt" fo:font-style="normal" fo:text-shadow="none" style:text-underline-style="none" fo:font-weight="normal" style:letter-kerning="true" style:font-size-asian="28pt" style:font-style-asian="normal" style:font-size-complex="28pt" style:font-style-complex="normal" style:text-emphasize="none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size-asian="28pt" style:font-style-asian="normal" style:font-size-complex="28pt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FreeMono"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Laboratorio di Informatica (Ribelle) 2019</text:p>
          </draw:text-box>
        </draw:frame>
        <draw:frame presentation:style-name="pr2" draw:text-style-name="P1" draw:layer="layout" svg:width="25.2cm" svg:height="10.678cm" svg:x="1.4cm" svg:y="3.8cm" presentation:class="subtitle" presentation:user-transformed="true">
          <draw:text-box>
            <text:p>Cristiano Longo (opendatahacklab)</text:p>
            <text:p/>
            <text:p>Centro Sociale Autogestito <text:span text:style-name="T1">Officina Rebelde</text:span></text:p>
            <text:p/>
            <text:p/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rio di Informatica Ribelle – 2019 – Cristiano Longo – C.S.A. Officina Rebelde - Catania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Obiettivi</text:p>
          </draw:text-box>
        </draw:frame>
        <draw:frame presentation:style-name="pr2" draw:text-style-name="P1" draw:layer="layout" svg:width="25.2cm" svg:height="10.678cm" svg:x="1.4cm" svg:y="3.8cm" presentation:class="subtitle" presentation:user-transformed="true">
          <draw:text-box>
            <text:p>Obiettivi: usare il PC con (un po) di consapevolezza</text:p>
            <text:p/>
            <text:p>Ho preso un virus? Ma cosa è un virus?</text:p>
            <text:p/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rio di Informatica Ribelle – 2019 – Cristiano Longo – C.S.A. Officina Rebelde - Catania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Argomenti</text:p>
          </draw:text-box>
        </draw:frame>
        <draw:frame presentation:style-name="pr2" draw:text-style-name="P4" draw:layer="layout" svg:width="11.176cm" svg:height="10.678cm" svg:x="9.906cm" svg:y="3.302cm" presentation:class="subtitle" presentation:user-transformed="true">
          <draw:text-box>
            <text:list text:style-name="L1">
              <text:list-header>
                <text:p text:style-name="P3"><text:span text:style-name="T3"/></text:p>
              </text:list-header>
              <text:list-item>
                <text:p text:style-name="P3"><text:span text:style-name="T3"><text:s/></text:span><text:span text:style-name="T3">File e testi</text:span></text:p>
              </text:list-item>
              <text:list-item>
                <text:p text:style-name="P3"><text:span text:style-name="T3"><text:s/></text:span><text:span text:style-name="T3">Directory e file System</text:span></text:p>
              </text:list-item>
              <text:list-item>
                <text:p text:style-name="P3"><text:span text:style-name="T3"><text:s/></text:span><text:span text:style-name="T3">Struttura del PC</text:span></text:p>
              </text:list-item>
              <text:list-item>
                <text:p text:style-name="P3"><text:span text:style-name="T3"><text:s/></text:span><text:span text:style-name="T3">Memorie e dischi</text:span></text:p>
              </text:list-item>
              <text:list-item>
                <text:p text:style-name="P3"><text:span text:style-name="T3"><text:s/></text:span><text:span text:style-name="T3">Utenti e gruppi di utenti</text:span></text:p>
              </text:list-item>
              <text:list-item>
                <text:p text:style-name="P3"><text:span text:style-name="T4"><text:s/></text:span><text:span text:style-name="T3">Elementi di programmazione</text:span></text:p>
              </text:list-item>
              <text:list-item>
                <text:p text:style-name="P3"><text:span text:style-name="T4"><text:s/></text:span><text:span text:style-name="T3">Applicazioni e processi</text:span></text:p>
              </text:list-item>
              <text:list-item>
                <text:p text:style-name="P3"><text:span text:style-name="T3"><text:s/></text:span><text:span text:style-name="T3">Sistema operativo</text:span></text:p>
              </text:list-item>
              <text:list-item>
                <text:p text:style-name="P3"><text:span text:style-name="T3"><text:s/></text:span><text:span text:style-name="T3">Connettersi ad Internet</text:span></text:p>
              </text:list-item>
              <text:list-item>
                <text:p text:style-name="P3"><text:span text:style-name="T3"><text:s/></text:span><text:span text:style-name="T3">Navigare su Internet</text:span></text:p>
              </text:list-item>
              <text:list-item>
                <text:p text:style-name="P3"><text:span text:style-name="T3"><text:s/></text:span><text:span text:style-name="T3">Inviare e ricevere e-mail</text:span></text:p>
              </text:list-item>
            </text:list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rio di Informatica Ribelle – 2019 – Cristiano Longo – C.S.A. Officina Rebelde - Catania</text:span>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Argomenti</text:p>
          </draw:text-box>
        </draw:frame>
        <draw:frame presentation:style-name="pr2" draw:text-style-name="P4" draw:layer="layout" svg:width="11.176cm" svg:height="10.678cm" svg:x="9.906cm" svg:y="3.302cm" presentation:class="subtitle" presentation:user-transformed="true">
          <draw:text-box>
            <text:list text:style-name="L1">
              <text:list-header>
                <text:p text:style-name="P3"><text:span text:style-name="T3"/></text:p>
              </text:list-header>
              <text:list-item>
                <text:p text:style-name="P3"><text:span text:style-name="T3"><text:s/></text:span><text:span text:style-name="T3">File e testi</text:span></text:p>
              </text:list-item>
              <text:list-item>
                <text:p text:style-name="P3"><text:span text:style-name="T3"><text:s/></text:span><text:span text:style-name="T3">Directory e file System</text:span></text:p>
              </text:list-item>
              <text:list-item>
                <text:p text:style-name="P3"><text:span text:style-name="T3"><text:s/></text:span><text:span text:style-name="T3">Struttura del PC</text:span></text:p>
              </text:list-item>
              <text:list-item>
                <text:p text:style-name="P3"><text:span text:style-name="T3"><text:s/></text:span><text:span text:style-name="T3">Memorie e dischi</text:span></text:p>
              </text:list-item>
              <text:list-item>
                <text:p text:style-name="P3"><text:span text:style-name="T3"><text:s/></text:span><text:span text:style-name="T3">Utenti e gruppi di utenti</text:span></text:p>
              </text:list-item>
              <text:list-item>
                <text:p text:style-name="P3"><text:span text:style-name="T3"><text:s/></text:span><text:span text:style-name="T3">Elementi di programmazione</text:span></text:p>
              </text:list-item>
              <text:list-item>
                <text:p text:style-name="P3"><text:span text:style-name="T3"><text:s/></text:span><text:span text:style-name="T3">Applicazioni e processi</text:span></text:p>
              </text:list-item>
              <text:list-item>
                <text:p text:style-name="P3"><text:span text:style-name="T3"><text:s/></text:span><text:span text:style-name="T3">Sistema operativo</text:span></text:p>
              </text:list-item>
              <text:list-item>
                <text:p text:style-name="P3"><text:span text:style-name="T3"><text:s/></text:span><text:span text:style-name="T3">Connettersi ad Internet</text:span></text:p>
              </text:list-item>
              <text:list-item>
                <text:p text:style-name="P3"><text:span text:style-name="T3"><text:s/></text:span><text:span text:style-name="T3">Navigare su Internet</text:span></text:p>
              </text:list-item>
              <text:list-item>
                <text:p text:style-name="P3"><text:span text:style-name="T3"><text:s/></text:span><text:span text:style-name="T3">Inviare e ricevere e-mail</text:span></text:p>
              </text:list-item>
            </text:list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rio di Informatica Ribelle – 2019 – Cristiano Longo – C.S.A. Officina Rebelde - Catania</text:span></text:p>
          </draw:text-box>
        </draw:frame>
        <draw:frame draw:style-name="gr3" draw:text-style-name="P5" draw:layer="layout" svg:width="5.925cm" svg:height="2.54cm" svg:x="21.844cm" svg:y="6.096cm">
          <draw:text-box>
            <text:p><text:span text:style-name="T5">20 incontri da 2 ore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odalità</text:p>
          </draw:text-box>
        </draw:frame>
        <draw:frame presentation:style-name="pr5" draw:text-style-name="P6" draw:layer="layout" svg:width="25.2cm" svg:height="10.02cm" svg:x="1.4cm" svg:y="3.442cm" presentation:class="subtitle" presentation:user-transformed="true">
          <draw:text-box>
            <text:p><text:span text:style-name="T6">Esercizi ed esercitazioni</text:span></text:p>
            <text:p><text:span text:style-name="T6"/></text:p>
            <text:p><text:span text:style-name="T6">Apprendimento informale </text:span></text:p>
            <text:p><text:span text:style-name="T6"/></text:p>
            <text:p><text:span text:style-name="T6">Tips and Tricks</text:span></text:p>
            <text:p><text:span text:style-name="T6"/></text:p>
            <text:p><text:span text:style-name="T6">Lezioni </text:span><text:span text:style-name="T7">collaborative </text:span><text:span text:style-name="T8">(aiutatemi!)</text:span></text:p>
          </draw:text-box>
        </draw:frame>
        <draw:frame draw:style-name="gr1" draw:text-style-name="P7" draw:layer="layout" svg:width="27.432cm" svg:height="1.016cm" svg:x="0.254cm" svg:y="14.478cm">
          <draw:text-box>
            <text:p><text:span text:style-name="T9">Laboratorio di Informatica Ribelle – 2019 – Cristiano Longo – C.S.A. Officina Rebelde - Catania</text:span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Sistema di numerazione posizionale</text:p>
          </draw:text-box>
        </draw:frame>
        <draw:frame presentation:style-name="pr6" draw:text-style-name="P9" draw:layer="layout" svg:width="25.2cm" svg:height="3.924cm" svg:x="1.4cm" svg:y="3.95cm" presentation:class="subtitle" presentation:user-transformed="true">
          <draw:text-box>
            <text:p><text:span text:style-name="T5">Nei sistemi di numerazione </text:span><text:span text:style-name="T10">posizionali</text:span><text:span text:style-name="T11"> (ad esempio quello arabo) ogni cifra assume un diverso significato a seconda della posizione</text:span></text:p>
          </draw:text-box>
        </draw:frame>
        <draw:frame draw:style-name="gr1" draw:text-style-name="P7" draw:layer="layout" svg:width="27.432cm" svg:height="1.016cm" svg:x="0.254cm" svg:y="14.478cm">
          <draw:text-box>
            <text:p><text:span text:style-name="T9">Laboratorio di Informatica Ribelle – 2019 – Cristiano Longo – C.S.A. Officina Rebelde - Catania</text:span></text:p>
          </draw:text-box>
        </draw:frame>
        <draw:frame draw:style-name="gr4" draw:text-style-name="P10" draw:layer="layout" svg:width="25.146cm" svg:height="4.971cm" svg:x="1.27cm" svg:y="7.874cm">
          <draw:text-box>
            <text:p><text:span text:style-name="T12">Esempio</text:span></text:p>
            <text:p><text:span text:style-name="T12"/></text:p>
            <text:p><text:span text:style-name="T12">13</text:span><text:span text:style-name="T13">2</text:span><text:span text:style-name="T14"> </text:span><text:span text:style-name="T15">il </text:span><text:span text:style-name="T14">2</text:span><text:span text:style-name="T15"> significa due</text:span></text:p>
            <text:p><text:span text:style-name="T15">3</text:span><text:span text:style-name="T13">2</text:span><text:span text:style-name="T15">4 il </text:span><text:span text:style-name="T14">2</text:span><text:span text:style-name="T15"> significa ? </text:span><text:span text:style-name="T16"><text:s/></text:span>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Sistema di numerazione posizionale</text:p>
          </draw:text-box>
        </draw:frame>
        <draw:frame presentation:style-name="pr6" draw:text-style-name="P9" draw:layer="layout" svg:width="25.2cm" svg:height="3.924cm" svg:x="1.4cm" svg:y="3.95cm" presentation:class="subtitle" presentation:user-transformed="true">
          <draw:text-box>
            <text:p><text:span text:style-name="T5">Nei sistemi di numerazione </text:span><text:span text:style-name="T10">posizionali</text:span><text:span text:style-name="T11"> (ad esempio quello arabo) ogni cifra assume un diverso significato a seconda della posizione</text:span></text:p>
          </draw:text-box>
        </draw:frame>
        <draw:frame draw:style-name="gr1" draw:text-style-name="P7" draw:layer="layout" svg:width="27.432cm" svg:height="1.016cm" svg:x="0.254cm" svg:y="14.478cm">
          <draw:text-box>
            <text:p><text:span text:style-name="T9">Laboratorio di Informatica Ribelle – 2019 – Cristiano Longo – C.S.A. Officina Rebelde - Catania</text:span></text:p>
          </draw:text-box>
        </draw:frame>
        <draw:frame draw:style-name="gr4" draw:text-style-name="P10" draw:layer="layout" svg:width="25.146cm" svg:height="4.971cm" svg:x="1.27cm" svg:y="7.874cm">
          <draw:text-box>
            <text:p><text:span text:style-name="T12">Esempio</text:span></text:p>
            <text:p><text:span text:style-name="T12"/></text:p>
            <text:p><text:span text:style-name="T12">13</text:span><text:span text:style-name="T13">2</text:span><text:span text:style-name="T14"> </text:span><text:span text:style-name="T15">il </text:span><text:span text:style-name="T14">2</text:span><text:span text:style-name="T15"> significa due</text:span></text:p>
            <text:p><text:span text:style-name="T15">3</text:span><text:span text:style-name="T13">2</text:span><text:span text:style-name="T15">4 il </text:span><text:span text:style-name="T14">2</text:span><text:span text:style-name="T15"> significa venti</text:span></text:p>
            <text:p><text:span text:style-name="T13">2</text:span><text:span text:style-name="T15">37</text:span><text:span text:style-name="T13">2</text:span><text:span text:style-name="T16"> </text:span><text:span text:style-name="T15">le due occorrenze di </text:span><text:span text:style-name="T14">2</text:span><text:span text:style-name="T15"> significano rispettivamente ?</text:span>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Sistema di numerazione posizionale</text:p>
          </draw:text-box>
        </draw:frame>
        <draw:frame presentation:style-name="pr6" draw:text-style-name="P9" draw:layer="layout" svg:width="25.2cm" svg:height="3.924cm" svg:x="1.4cm" svg:y="3.95cm" presentation:class="subtitle" presentation:user-transformed="true">
          <draw:text-box>
            <text:p><text:span text:style-name="T5">Nei sistemi di numerazione </text:span><text:span text:style-name="T10">posizionali</text:span><text:span text:style-name="T11"> (ad esempio quello arabo) ogni cifra assume un diverso significato a seconda della posizione</text:span></text:p>
          </draw:text-box>
        </draw:frame>
        <draw:frame draw:style-name="gr1" draw:text-style-name="P7" draw:layer="layout" svg:width="27.432cm" svg:height="1.016cm" svg:x="0.254cm" svg:y="14.478cm">
          <draw:text-box>
            <text:p><text:span text:style-name="T9">Laboratorio di Informatica Ribelle – 2019 – Cristiano Longo – C.S.A. Officina Rebelde - Catania</text:span></text:p>
          </draw:text-box>
        </draw:frame>
        <draw:frame draw:style-name="gr5" draw:text-style-name="P10" draw:layer="layout" svg:width="25.146cm" svg:height="5.915cm" svg:x="1.27cm" svg:y="7.874cm">
          <draw:text-box>
            <text:p><text:span text:style-name="T12">Esempio</text:span></text:p>
            <text:p><text:span text:style-name="T12"/></text:p>
            <text:p><text:span text:style-name="T12">13</text:span><text:span text:style-name="T13">2</text:span><text:span text:style-name="T14"> </text:span><text:span text:style-name="T15">il </text:span><text:span text:style-name="T14">2</text:span><text:span text:style-name="T15"> significa due</text:span></text:p>
            <text:p><text:span text:style-name="T15">3</text:span><text:span text:style-name="T13">2</text:span><text:span text:style-name="T15">4 il </text:span><text:span text:style-name="T14">2</text:span><text:span text:style-name="T15"> significa venti</text:span></text:p>
            <text:p><text:span text:style-name="T13">2</text:span><text:span text:style-name="T15">37</text:span><text:span text:style-name="T13">2</text:span><text:span text:style-name="T16"> </text:span><text:span text:style-name="T15">le due occorrenze di </text:span><text:span text:style-name="T14">2</text:span><text:span text:style-name="T15"> significano rispettivamente</text:span></text:p>
            <text:p><text:span text:style-name="T15"><text:s text:c="9"/></text:span><text:span text:style-name="T15">duemila e due </text:span><text:span text:style-name="T16"><text:s/></text:span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Base nei sistemi di numerazione</text:p>
          </draw:text-box>
        </draw:frame>
        <draw:frame presentation:style-name="pr6" draw:text-style-name="P9" draw:layer="layout" svg:width="25.2cm" svg:height="3.924cm" svg:x="1.4cm" svg:y="3.95cm" presentation:class="subtitle" presentation:user-transformed="true">
          <draw:text-box>
            <text:p><text:span text:style-name="T5">Nei sistemi di numerazione </text:span><text:span text:style-name="T11">posizionali la base indica il numero di cifre a disposizione </text:span></text:p>
          </draw:text-box>
        </draw:frame>
        <draw:frame draw:style-name="gr1" draw:text-style-name="P7" draw:layer="layout" svg:width="27.432cm" svg:height="1.016cm" svg:x="0.254cm" svg:y="14.478cm">
          <draw:text-box>
            <text:p><text:span text:style-name="T9">Laboratorio di Informatica Ribelle – 2019 – Cristiano Longo – C.S.A. Officina Rebelde - Catania</text:span></text:p>
          </draw:text-box>
        </draw:frame>
        <draw:frame draw:style-name="gr6" draw:text-style-name="P10" draw:layer="layout" svg:width="25.146cm" svg:height="7.112cm" svg:x="1.27cm" svg:y="7.366cm">
          <draw:text-box>
            <text:p><text:span text:style-name="T12">Esempi:</text:span></text:p>
            <text:p><text:span text:style-name="T12"/></text:p>
            <text:p><text:span text:style-name="T12">Base </text:span><text:span text:style-name="T14">10 </text:span><text:span text:style-name="T15">(decimale)</text:span><text:span text:style-name="T12">: 0 1 2 3 4 5 6 7 8 9</text:span></text:p>
            <text:p><text:span text:style-name="T12">Base </text:span><text:span text:style-name="T14">8 </text:span><text:span text:style-name="T15">(ottale): 0 1 2 3 4 5 6 7</text:span></text:p>
            <text:p><text:span text:style-name="T15">Base </text:span><text:span text:style-name="T14">16</text:span><text:span text:style-name="T15"> (esadecimale): 0 1 2 3 4 5 6 7 8 9 A B C D E F</text:span></text:p>
            <text:p><text:span text:style-name="T15">Base </text:span><text:span text:style-name="T14">2</text:span><text:span text:style-name="T15"> (binario): ?</text:span><text:span text:style-name="T16"> </text:span>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Base nei sistemi di numerazione</text:p>
          </draw:text-box>
        </draw:frame>
        <draw:frame presentation:style-name="pr6" draw:text-style-name="P9" draw:layer="layout" svg:width="25.2cm" svg:height="3.924cm" svg:x="1.4cm" svg:y="3.95cm" presentation:class="subtitle" presentation:user-transformed="true">
          <draw:text-box>
            <text:p><text:span text:style-name="T5">Nei sistemi di numerazione </text:span><text:span text:style-name="T11">posizionali la base indica il numero di cifre a disposizione </text:span></text:p>
          </draw:text-box>
        </draw:frame>
        <draw:frame draw:style-name="gr1" draw:text-style-name="P7" draw:layer="layout" svg:width="27.432cm" svg:height="1.016cm" svg:x="0.254cm" svg:y="14.478cm">
          <draw:text-box>
            <text:p><text:span text:style-name="T9">Laboratorio di Informatica Ribelle – 2019 – Cristiano Longo – C.S.A. Officina Rebelde - Catania</text:span></text:p>
          </draw:text-box>
        </draw:frame>
        <draw:frame draw:style-name="gr6" draw:text-style-name="P10" draw:layer="layout" svg:width="25.146cm" svg:height="7.112cm" svg:x="1.27cm" svg:y="7.366cm">
          <draw:text-box>
            <text:p><text:span text:style-name="T12">Esempi:</text:span></text:p>
            <text:p><text:span text:style-name="T12"/></text:p>
            <text:p><text:span text:style-name="T12">Base </text:span><text:span text:style-name="T14">10 </text:span><text:span text:style-name="T15">(decimale)</text:span><text:span text:style-name="T12">: 0 1 2 3 4 5 6 7 8 9</text:span></text:p>
            <text:p><text:span text:style-name="T12">Base </text:span><text:span text:style-name="T14">8 </text:span><text:span text:style-name="T15">(ottale): 0 1 2 3 4 5 6 7</text:span></text:p>
            <text:p><text:span text:style-name="T15">Base </text:span><text:span text:style-name="T14">16</text:span><text:span text:style-name="T15"> (esadecimale): 0 1 2 3 4 5 6 7 8 9 A B C D E F</text:span></text:p>
            <text:p><text:span text:style-name="T15">Base </text:span><text:span text:style-name="T14">2</text:span><text:span text:style-name="T15"> (binario): 0 1</text:span><text:span text:style-name="T16"> </text:span>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Numeri e basi</text:p>
          </draw:text-box>
        </draw:frame>
        <draw:frame presentation:style-name="pr6" draw:text-style-name="P9" draw:layer="layout" svg:width="25.2cm" svg:height="3.924cm" svg:x="1.4cm" svg:y="3.556cm" presentation:class="subtitle" presentation:user-transformed="true">
          <draw:text-box>
            <text:p><text:span text:style-name="T5">Lo stesso numero può avere diverse rappresentazioni con basi diverse</text:span></text:p>
          </draw:text-box>
        </draw:frame>
        <draw:frame draw:style-name="gr1" draw:text-style-name="P7" draw:layer="layout" svg:width="27.432cm" svg:height="1.016cm" svg:x="0.254cm" svg:y="14.478cm">
          <draw:text-box>
            <text:p><text:span text:style-name="T9">Laboratorio di Informatica Ribelle – 2019 – Cristiano Longo – C.S.A. Officina Rebelde - Catania</text:span></text:p>
          </draw:text-box>
        </draw:frame>
        <draw:frame draw:style-name="standard" draw:layer="layout" svg:width="26.565cm" svg:height="5.711cm" svg:x="0.612cm" svg:y="7.04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 table:style-name="ce1">
                <text:p text:style-name="P11"><text:span text:style-name="T17">Base 10</text:span></text:p>
              </table:table-cell>
              <table:table-cell>
                <text:p><text:span text:style-name="T18">0</text:span></text:p>
              </table:table-cell>
              <table:table-cell>
                <text:p><text:span text:style-name="T18">1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3</text:span></text:p>
              </table:table-cell>
              <table:table-cell>
                <text:p><text:span text:style-name="T18">4</text:span></text:p>
              </table:table-cell>
              <table:table-cell>
                <text:p><text:span text:style-name="T18">5</text:span></text:p>
              </table:table-cell>
              <table:table-cell>
                <text:p><text:span text:style-name="T18">6</text:span></text:p>
              </table:table-cell>
              <table:table-cell>
                <text:p><text:span text:style-name="T18">7</text:span></text:p>
              </table:table-cell>
              <table:table-cell>
                <text:p><text:span text:style-name="T18">8</text:span></text:p>
              </table:table-cell>
            </table:table-row>
            <table:table-row table:style-name="ro1" table:default-cell-style-name="gray2">
              <table:table-cell>
                <text:p><text:span text:style-name="T17">Base 8</text:span></text:p>
              </table:table-cell>
              <table:table-cell>
                <text:p><text:span text:style-name="T18">0</text:span></text:p>
              </table:table-cell>
              <table:table-cell>
                <text:p><text:span text:style-name="T18">1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3</text:span></text:p>
              </table:table-cell>
              <table:table-cell>
                <text:p><text:span text:style-name="T18">4</text:span></text:p>
              </table:table-cell>
              <table:table-cell>
                <text:p><text:span text:style-name="T18">5</text:span></text:p>
              </table:table-cell>
              <table:table-cell>
                <text:p><text:span text:style-name="T18">6</text:span></text:p>
              </table:table-cell>
              <table:table-cell>
                <text:p><text:span text:style-name="T18">7</text:span></text:p>
              </table:table-cell>
              <table:table-cell>
                <text:p><text:span text:style-name="T18">10</text:span></text:p>
              </table:table-cell>
            </table:table-row>
            <table:table-row table:style-name="ro1" table:default-cell-style-name="gray1">
              <table:table-cell>
                <text:p><text:span text:style-name="T17">Base 16</text:span></text:p>
              </table:table-cell>
              <table:table-cell>
                <text:p><text:span text:style-name="T18">0</text:span></text:p>
              </table:table-cell>
              <table:table-cell>
                <text:p><text:span text:style-name="T18">1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3</text:span></text:p>
              </table:table-cell>
              <table:table-cell>
                <text:p><text:span text:style-name="T18">4</text:span></text:p>
              </table:table-cell>
              <table:table-cell>
                <text:p><text:span text:style-name="T18">5</text:span></text:p>
              </table:table-cell>
              <table:table-cell>
                <text:p><text:span text:style-name="T18">6</text:span></text:p>
              </table:table-cell>
              <table:table-cell>
                <text:p><text:span text:style-name="T18">7</text:span></text:p>
              </table:table-cell>
              <table:table-cell>
                <text:p><text:span text:style-name="T18">8</text:span></text:p>
              </table:table-cell>
            </table:table-row>
            <table:table-row table:style-name="ro1" table:default-cell-style-name="gray2">
              <table:table-cell>
                <text:p><text:span text:style-name="T17">Base 2</text:span></text:p>
              </table:table-cell>
              <table:table-cell>
                <text:p><text:span text:style-name="T18">0</text:span></text:p>
              </table:table-cell>
              <table:table-cell>
                <text:p><text:span text:style-name="T18">1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1</text:span></text:p>
              </table:table-cell>
              <table:table-cell>
                <text:p><text:span text:style-name="T18">100</text:span></text:p>
              </table:table-cell>
              <table:table-cell>
                <text:p><text:span text:style-name="T18">101</text:span></text:p>
              </table:table-cell>
              <table:table-cell>
                <text:p><text:span text:style-name="T18">110</text:span></text:p>
              </table:table-cell>
              <table:table-cell>
                <text:p><text:span text:style-name="T18">111</text:span></text:p>
              </table:table-cell>
              <table:table-cell>
                <text:p><text:span text:style-name="T18">100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Numeri e basi</text:p>
          </draw:text-box>
        </draw:frame>
        <draw:frame presentation:style-name="pr6" draw:text-style-name="P9" draw:layer="layout" svg:width="25.2cm" svg:height="3.924cm" svg:x="1.4cm" svg:y="3.556cm" presentation:class="subtitle" presentation:user-transformed="true">
          <draw:text-box>
            <text:p><text:span text:style-name="T5">Lo stesso numero può avere diverse rappresentazioni con basi diverse</text:span></text:p>
          </draw:text-box>
        </draw:frame>
        <draw:frame draw:style-name="gr1" draw:text-style-name="P7" draw:layer="layout" svg:width="27.432cm" svg:height="1.016cm" svg:x="0.254cm" svg:y="14.478cm">
          <draw:text-box>
            <text:p><text:span text:style-name="T9">Laboratorio di Informatica Ribelle – 2019 – Cristiano Longo – C.S.A. Officina Rebelde - Catania</text:span></text:p>
          </draw:text-box>
        </draw:frame>
        <draw:frame draw:style-name="standard" draw:layer="layout" svg:width="26.565cm" svg:height="5.711cm" svg:x="0.612cm" svg:y="7.04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 table:style-name="ce1">
                <text:p text:style-name="P11"><text:span text:style-name="T17">Base 10</text:span></text:p>
              </table:table-cell>
              <table:table-cell>
                <text:p><text:span text:style-name="T18">0</text:span></text:p>
              </table:table-cell>
              <table:table-cell>
                <text:p><text:span text:style-name="T18">1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3</text:span></text:p>
              </table:table-cell>
              <table:table-cell>
                <text:p><text:span text:style-name="T18">4</text:span></text:p>
              </table:table-cell>
              <table:table-cell>
                <text:p><text:span text:style-name="T18">5</text:span></text:p>
              </table:table-cell>
              <table:table-cell>
                <text:p><text:span text:style-name="T18">6</text:span></text:p>
              </table:table-cell>
              <table:table-cell>
                <text:p><text:span text:style-name="T18">7</text:span></text:p>
              </table:table-cell>
              <table:table-cell>
                <text:p><text:span text:style-name="T18">8</text:span></text:p>
              </table:table-cell>
            </table:table-row>
            <table:table-row table:style-name="ro1" table:default-cell-style-name="gray2">
              <table:table-cell>
                <text:p><text:span text:style-name="T17">Base 8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>
                <text:p><text:span text:style-name="T17">Base 1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>
                <text:p><text:span text:style-name="T17">Base 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Numeri e basi</text:p>
          </draw:text-box>
        </draw:frame>
        <draw:frame presentation:style-name="pr6" draw:text-style-name="P9" draw:layer="layout" svg:width="25.2cm" svg:height="3.924cm" svg:x="1.4cm" svg:y="3.556cm" presentation:class="subtitle" presentation:user-transformed="true">
          <draw:text-box>
            <text:p><text:span text:style-name="T5">Lo stesso numero può avere diverse rappresentazioni con basi diverse</text:span></text:p>
          </draw:text-box>
        </draw:frame>
        <draw:frame draw:style-name="gr1" draw:text-style-name="P7" draw:layer="layout" svg:width="27.432cm" svg:height="1.016cm" svg:x="0.254cm" svg:y="14.478cm">
          <draw:text-box>
            <text:p><text:span text:style-name="T9">Laboratorio di Informatica Ribelle – 2019 – Cristiano Longo – C.S.A. Officina Rebelde - Catania</text:span></text:p>
          </draw:text-box>
        </draw:frame>
        <draw:frame draw:style-name="standard" draw:layer="layout" svg:width="26.565cm" svg:height="5.711cm" svg:x="0.612cm" svg:y="7.04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 table:style-name="ce1">
                <text:p text:style-name="P11"><text:span text:style-name="T17">Base 10</text:span></text:p>
              </table:table-cell>
              <table:table-cell>
                <text:p><text:span text:style-name="T18">8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1</text:span></text:p>
              </table:table-cell>
              <table:table-cell>
                <text:p><text:span text:style-name="T18">12</text:span></text:p>
              </table:table-cell>
              <table:table-cell>
                <text:p><text:span text:style-name="T18">13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6</text:span></text:p>
              </table:table-cell>
            </table:table-row>
            <table:table-row table:style-name="ro1" table:default-cell-style-name="gray2">
              <table:table-cell>
                <text:p><text:span text:style-name="T17">Base 8</text:span></text:p>
              </table:table-cell>
              <table:table-cell>
                <text:p><text:span text:style-name="T18">10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>
                <text:p><text:span text:style-name="T17">Base 16</text:span></text:p>
              </table:table-cell>
              <table:table-cell>
                <text:p><text:span text:style-name="T18">8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>
                <text:p><text:span text:style-name="T17">Base 2</text:span></text:p>
              </table:table-cell>
              <table:table-cell>
                <text:p><text:span text:style-name="T18">1000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Numeri e basi</text:p>
          </draw:text-box>
        </draw:frame>
        <draw:frame presentation:style-name="pr6" draw:text-style-name="P9" draw:layer="layout" svg:width="25.2cm" svg:height="3.924cm" svg:x="1.4cm" svg:y="3.556cm" presentation:class="subtitle" presentation:user-transformed="true">
          <draw:text-box>
            <text:p><text:span text:style-name="T5">Lo stesso numero può avere diverse rappresentazioni con basi diverse</text:span></text:p>
          </draw:text-box>
        </draw:frame>
        <draw:frame draw:style-name="gr1" draw:text-style-name="P7" draw:layer="layout" svg:width="27.432cm" svg:height="1.016cm" svg:x="0.254cm" svg:y="14.478cm">
          <draw:text-box>
            <text:p><text:span text:style-name="T9">Laboratorio di Informatica Ribelle – 2019 – Cristiano Longo – C.S.A. Officina Rebelde - Catania</text:span></text:p>
          </draw:text-box>
        </draw:frame>
        <draw:frame draw:style-name="standard" draw:layer="layout" svg:width="26.565cm" svg:height="5.711cm" svg:x="0.612cm" svg:y="7.04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 table:style-name="ce1">
                <text:p text:style-name="P11"><text:span text:style-name="T17">Base 10</text:span></text:p>
              </table:table-cell>
              <table:table-cell>
                <text:p><text:span text:style-name="T18">8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1</text:span></text:p>
              </table:table-cell>
              <table:table-cell>
                <text:p><text:span text:style-name="T18">12</text:span></text:p>
              </table:table-cell>
              <table:table-cell>
                <text:p><text:span text:style-name="T18">13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6</text:span></text:p>
              </table:table-cell>
            </table:table-row>
            <table:table-row table:style-name="ro1" table:default-cell-style-name="gray2">
              <table:table-cell>
                <text:p><text:span text:style-name="T17">Base 8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1</text:span></text:p>
              </table:table-cell>
              <table:table-cell>
                <text:p><text:span text:style-name="T18">12</text:span></text:p>
              </table:table-cell>
              <table:table-cell>
                <text:p><text:span text:style-name="T18">13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20</text:span></text:p>
              </table:table-cell>
            </table:table-row>
            <table:table-row table:style-name="ro1" table:default-cell-style-name="gray1">
              <table:table-cell>
                <text:p><text:span text:style-name="T17">Base 16</text:span></text:p>
              </table:table-cell>
              <table:table-cell>
                <text:p><text:span text:style-name="T18">8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A</text:span></text:p>
              </table:table-cell>
              <table:table-cell>
                <text:p><text:span text:style-name="T18">B</text:span></text:p>
              </table:table-cell>
              <table:table-cell>
                <text:p><text:span text:style-name="T18">C</text:span></text:p>
              </table:table-cell>
              <table:table-cell>
                <text:p><text:span text:style-name="T18">D</text:span></text:p>
              </table:table-cell>
              <table:table-cell>
                <text:p><text:span text:style-name="T18">E</text:span></text:p>
              </table:table-cell>
              <table:table-cell>
                <text:p><text:span text:style-name="T18">F</text:span></text:p>
              </table:table-cell>
              <table:table-cell>
                <text:p><text:span text:style-name="T18">10</text:span></text:p>
              </table:table-cell>
            </table:table-row>
            <table:table-row table:style-name="ro1" table:default-cell-style-name="gray2">
              <table:table-cell>
                <text:p><text:span text:style-name="T17">Base 2</text:span></text:p>
              </table:table-cell>
              <table:table-cell>
                <text:p><text:span text:style-name="T18">1000</text:span></text:p>
              </table:table-cell>
              <table:table-cell>
                <text:p><text:span text:style-name="T18">1001</text:span></text:p>
              </table:table-cell>
              <table:table-cell>
                <text:p><text:span text:style-name="T18">1010</text:span></text:p>
              </table:table-cell>
              <table:table-cell>
                <text:p><text:span text:style-name="T18">1011</text:span></text:p>
              </table:table-cell>
              <table:table-cell>
                <text:p><text:span text:style-name="T18">1100</text:span></text:p>
              </table:table-cell>
              <table:table-cell>
                <text:p><text:span text:style-name="T18">1101</text:span></text:p>
              </table:table-cell>
              <table:table-cell>
                <text:p><text:span text:style-name="T18">1110</text:span></text:p>
              </table:table-cell>
              <table:table-cell>
                <text:p><text:span text:style-name="T18">1111</text:span></text:p>
              </table:table-cell>
              <table:table-cell>
                <text:p><text:span text:style-name="T18">10000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Bit</text:p>
          </draw:text-box>
        </draw:frame>
        <draw:frame presentation:style-name="pr7" draw:text-style-name="P9" draw:layer="layout" svg:width="25.2cm" svg:height="2.794cm" svg:x="1.4cm" svg:y="3.556cm" presentation:class="subtitle" presentation:user-transformed="true">
          <draw:text-box>
            <text:p><text:span text:style-name="T5">L’unità base di memorizzazione nei computer è il </text:span><text:span text:style-name="T10">bit</text:span><text:span text:style-name="T11">, che può avere valore </text:span><text:span text:style-name="T19">0 </text:span><text:span text:style-name="T20">o </text:span><text:span text:style-name="T19">1</text:span></text:p>
          </draw:text-box>
        </draw:frame>
        <draw:frame draw:style-name="gr1" draw:text-style-name="P7" draw:layer="layout" svg:width="27.432cm" svg:height="1.016cm" svg:x="0.254cm" svg:y="14.478cm">
          <draw:text-box>
            <text:p><text:span text:style-name="T9">Laboratorio di Informatica Ribelle – 2019 – Cristiano Longo – C.S.A. Officina Rebelde - Catania</text:span></text:p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Bit</text:p>
          </draw:text-box>
        </draw:frame>
        <draw:frame presentation:style-name="pr7" draw:text-style-name="P9" draw:layer="layout" svg:width="25.2cm" svg:height="2.794cm" svg:x="1.4cm" svg:y="3.556cm" presentation:class="subtitle" presentation:user-transformed="true">
          <draw:text-box>
            <text:p><text:span text:style-name="T5">L’unità base di memorizzazione nei computer è il </text:span><text:span text:style-name="T10">bit</text:span><text:span text:style-name="T11">, che può avere valore </text:span><text:span text:style-name="T19">0 </text:span><text:span text:style-name="T20">o </text:span><text:span text:style-name="T19">1</text:span></text:p>
          </draw:text-box>
        </draw:frame>
        <draw:frame draw:style-name="gr1" draw:text-style-name="P7" draw:layer="layout" svg:width="27.432cm" svg:height="1.016cm" svg:x="0.254cm" svg:y="14.478cm">
          <draw:text-box>
            <text:p><text:span text:style-name="T9">Laboratorio di Informatica Ribelle – 2019 – Cristiano Longo – C.S.A. Officina Rebelde - Catania</text:span></text:p>
          </draw:text-box>
        </draw:frame>
        <draw:frame presentation:style-name="pr6" draw:text-style-name="P9" draw:layer="layout" svg:width="25.2cm" svg:height="3.924cm" svg:x="1.354cm" svg:y="6.096cm">
          <draw:text-box>
            <text:p><text:span text:style-name="T5">I prefissi nelle unità di misura dei bit sono analoghi a quelli del sistema metrico decimale</text:span></text:p>
          </draw:text-box>
        </draw:frame>
        <draw:frame presentation:style-name="pr8" draw:text-style-name="P9" draw:layer="layout" svg:width="25.2cm" svg:height="4.405cm" svg:x="1.296cm" svg:y="9.471cm">
          <draw:text-box>
            <text:p><text:span text:style-name="T5">1 Kb = 1000 b (kilobit) <text:s/></text:span></text:p>
            <text:p><text:span text:style-name="T5">1 Mb= 1000 Kb = 1000000 b (megabit)</text:span></text:p>
            <text:p><text:span text:style-name="T5">1 Gb = 1000 Mb =1000000 Kb = 1000000000 b (gigabit)</text:span></text:p>
            <text:p><text:span text:style-name="T21">1 Tb = 1000 Gb = … = </text:span><text:span text:style-name="T5">1000000000000 b (terabit)</text:span></text:p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Byte</text:p>
          </draw:text-box>
        </draw:frame>
        <draw:frame presentation:style-name="pr9" draw:text-style-name="P9" draw:layer="layout" svg:width="25.2cm" svg:height="1.524cm" svg:x="1.4cm" svg:y="3.556cm" presentation:class="subtitle" presentation:user-transformed="true">
          <draw:text-box>
            <text:p><text:span text:style-name="T5">Un byte è una sequenza di otto bit. </text:span></text:p>
          </draw:text-box>
        </draw:frame>
        <draw:frame draw:style-name="gr1" draw:text-style-name="P7" draw:layer="layout" svg:width="27.432cm" svg:height="1.016cm" svg:x="0.254cm" svg:y="14.478cm">
          <draw:text-box>
            <text:p><text:span text:style-name="T9">Laboratorio di Informatica Ribelle – 2019 – Cristiano Longo – C.S.A. Officina Rebelde - Catania</text:span></text:p>
          </draw:text-box>
        </draw:frame>
        <draw:frame presentation:style-name="pr10" draw:text-style-name="P9" draw:layer="layout" svg:width="25.2cm" svg:height="2.203cm" svg:x="1.216cm" svg:y="5.334cm">
          <draw:text-box>
            <text:p><text:span text:style-name="T5">In altre parole è un numero di otto cifre in notazione binaria. </text:span></text:p>
          </draw:text-box>
        </draw:frame>
        <draw:frame presentation:style-name="pr11" draw:text-style-name="P12" draw:layer="layout" svg:width="25.2cm" svg:height="6.31cm" svg:x="1.216cm" svg:y="7.874cm">
          <draw:text-box>
            <text:p text:style-name="P3"><text:span text:style-name="T3">Esempi</text:span></text:p>
            <text:p text:style-name="P3"><text:span text:style-name="T3"/></text:p>
            <text:p text:style-name="P3"><text:span text:style-name="T3">00000000 zero</text:span></text:p>
            <text:p text:style-name="P3"><text:span text:style-name="T3">00000001 uno</text:span></text:p>
            <text:p text:style-name="P3"><text:span text:style-name="T3">00000010 due</text:span></text:p>
            <text:p text:style-name="P3"><text:span text:style-name="T3">00000011 tre</text:span></text:p>
            <text:p text:style-name="P3"><text:span text:style-name="T3">00000100 quattro</text:span><text:span text:style-name="T5"> </text:span></text:p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Byte</text:p>
          </draw:text-box>
        </draw:frame>
        <draw:frame presentation:style-name="pr9" draw:text-style-name="P9" draw:layer="layout" svg:width="25.2cm" svg:height="1.524cm" svg:x="1.4cm" svg:y="3.556cm" presentation:class="subtitle" presentation:user-transformed="true">
          <draw:text-box>
            <text:p><text:span text:style-name="T5">Un byte è una sequenza di otto bit. </text:span></text:p>
          </draw:text-box>
        </draw:frame>
        <draw:frame draw:style-name="gr1" draw:text-style-name="P7" draw:layer="layout" svg:width="27.432cm" svg:height="1.016cm" svg:x="0.254cm" svg:y="14.478cm">
          <draw:text-box>
            <text:p><text:span text:style-name="T9">Laboratorio di Informatica Ribelle – 2019 – Cristiano Longo – C.S.A. Officina Rebelde - Catania</text:span></text:p>
          </draw:text-box>
        </draw:frame>
        <draw:frame presentation:style-name="pr10" draw:text-style-name="P9" draw:layer="layout" svg:width="25.2cm" svg:height="2.203cm" svg:x="1.216cm" svg:y="5.334cm">
          <draw:text-box>
            <text:p><text:span text:style-name="T5">In altre parole è un numero di otto cifre in notazione binaria. </text:span></text:p>
          </draw:text-box>
        </draw:frame>
        <draw:frame presentation:style-name="pr11" draw:text-style-name="P12" draw:layer="layout" svg:width="6.746cm" svg:height="6.31cm" svg:x="1.128cm" svg:y="7.874cm">
          <draw:text-box>
            <text:p text:style-name="P3"><text:span text:style-name="T3">Esempi</text:span></text:p>
            <text:p text:style-name="P3"><text:span text:style-name="T3"/></text:p>
            <text:p text:style-name="P3"><text:span text:style-name="T3">00000000 zero</text:span></text:p>
            <text:p text:style-name="P3"><text:span text:style-name="T3">00000001 uno</text:span></text:p>
            <text:p text:style-name="P3"><text:span text:style-name="T3">00000010 due</text:span></text:p>
            <text:p text:style-name="P3"><text:span text:style-name="T3">00000011 tre</text:span></text:p>
            <text:p text:style-name="P3"><text:span text:style-name="T3">00000100 quattro</text:span><text:span text:style-name="T5"> </text:span></text:p>
          </draw:text-box>
        </draw:frame>
        <draw:frame presentation:style-name="pr11" draw:text-style-name="P12" draw:layer="layout" svg:width="18.542cm" svg:height="6.31cm" svg:x="8.382cm" svg:y="7.874cm">
          <draw:text-box>
            <text:p text:style-name="P3"><text:span text:style-name="T3">Il </text:span><text:span text:style-name="T22">massimo intero</text:span><text:span text:style-name="T3"> rappresentabile </text:span></text:p>
            <text:p text:style-name="P3"><text:span text:style-name="T3"/></text:p>
            <text:p text:style-name="P3"><text:span text:style-name="T3">con </text:span><text:span text:style-name="T22">8</text:span><text:span text:style-name="T3"> bit è 11111111 (</text:span><text:span text:style-name="T22">256</text:span><text:span text:style-name="T3"> in base 10)</text:span></text:p>
            <text:p text:style-name="P3"><text:span text:style-name="T23">con </text:span><text:span text:style-name="T24">16</text:span><text:span text:style-name="T4"> bit è 11111111</text:span><text:span text:style-name="T3">11111111 (</text:span><text:span text:style-name="T22">65535</text:span><text:span text:style-name="T25"> in base 10)</text:span></text:p>
            <text:p text:style-name="P3"><text:span text:style-name="T3">con </text:span><text:span text:style-name="T22">32</text:span><text:span text:style-name="T3"> bit </text:span><text:span text:style-name="T22">4294967295</text:span></text:p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ultipli del Byte</text:p>
          </draw:text-box>
        </draw:frame>
        <draw:frame draw:style-name="gr1" draw:text-style-name="P7" draw:layer="layout" svg:width="27.432cm" svg:height="1.016cm" svg:x="0.254cm" svg:y="14.478cm">
          <draw:text-box>
            <text:p><text:span text:style-name="T9">Laboratorio di Informatica Ribelle – 2019 – Cristiano Longo – C.S.A. Officina Rebelde - Catania</text:span></text:p>
          </draw:text-box>
        </draw:frame>
        <draw:frame presentation:style-name="pr6" draw:text-style-name="P9" draw:layer="layout" svg:width="25.2cm" svg:height="3.924cm" svg:x="1.325cm" svg:y="4.468cm">
          <draw:text-box>
            <text:p><text:span text:style-name="T5">I prefissi nelle unità di misura dei byte vanno per potenze di due (2</text:span><text:span text:style-name="T26">10</text:span><text:span text:style-name="T5"> per la precisione) </text:span></text:p>
          </draw:text-box>
        </draw:frame>
        <draw:frame presentation:style-name="pr8" draw:text-style-name="P9" draw:layer="layout" svg:width="25.2cm" svg:height="4.405cm" svg:x="1.296cm" svg:y="9.471cm">
          <draw:text-box>
            <text:p><text:span text:style-name="T5">1 KB (o anche KiB) = 1024 B <text:s text:c="2"/></text:span></text:p>
            <text:p><text:span text:style-name="T5">1 MB (MiB) = 1024 KB</text:span></text:p>
            <text:p><text:span text:style-name="T5">1 GB (GiB) = 1024 MB</text:span></text:p>
            <text:p><text:span text:style-name="T21">1 TB (TiB) = 1024 GB</text:span></text:p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File</text:p>
          </draw:text-box>
        </draw:frame>
        <draw:frame draw:style-name="gr1" draw:text-style-name="P7" draw:layer="layout" svg:width="27.432cm" svg:height="1.016cm" svg:x="0.254cm" svg:y="14.478cm">
          <draw:text-box>
            <text:p><text:span text:style-name="T9">Laboratorio di Informatica Ribelle – 2019 – Cristiano Longo – C.S.A. Officina Rebelde - Catania</text:span></text:p>
          </draw:text-box>
        </draw:frame>
        <draw:frame presentation:style-name="pr12" draw:text-style-name="P9" draw:layer="layout" svg:width="25.2cm" svg:height="2.783cm" svg:x="1.179cm" svg:y="3.567cm">
          <draw:text-box>
            <text:p><text:span text:style-name="T5">Un file è una sequenza finita di Byte. </text:span></text:p>
          </draw:text-box>
        </draw:frame>
        <draw:frame draw:style-name="standard" draw:layer="layout" svg:width="17.484cm" svg:height="1.204cm" svg:x="4.359cm" svg:y="6.17cm">
          <table:table table:template-name="default" table:use-first-row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2" table:default-cell-style-name="gray3">
              <table:table-cell>
                <text:p><text:span text:style-name="T12">01000011</text:span></text:p>
              </table:table-cell>
              <table:table-cell>
                <text:p><text:span text:style-name="T12">01001001</text:span></text:p>
              </table:table-cell>
              <table:table-cell>
                <text:p><text:span text:style-name="T12">01000001</text:span></text:p>
              </table:table-cell>
              <table:table-cell>
                <text:p><text:span text:style-name="T12">01001111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File</text:p>
          </draw:text-box>
        </draw:frame>
        <draw:frame draw:style-name="gr1" draw:text-style-name="P7" draw:layer="layout" svg:width="27.432cm" svg:height="1.016cm" svg:x="0.254cm" svg:y="14.478cm">
          <draw:text-box>
            <text:p><text:span text:style-name="T9">Laboratorio di Informatica Ribelle – 2019 – Cristiano Longo – C.S.A. Officina Rebelde - Catania</text:span></text:p>
          </draw:text-box>
        </draw:frame>
        <draw:frame presentation:style-name="pr12" draw:text-style-name="P9" draw:layer="layout" svg:width="25.2cm" svg:height="2.783cm" svg:x="1.179cm" svg:y="3.567cm">
          <draw:text-box>
            <text:p><text:span text:style-name="T5">Un file è una sequenza finita di Byte. </text:span></text:p>
          </draw:text-box>
        </draw:frame>
        <draw:frame draw:style-name="standard" draw:layer="layout" svg:width="21.852cm" svg:height="2.409cm" svg:x="1.073cm" svg:y="6.297cm">
          <table:table table:template-name="default" table:use-first-row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2" table:default-cell-style-name="gray3">
              <table:table-cell/>
              <table:table-cell>
                <text:p><text:span text:style-name="T12">01000011</text:span></text:p>
              </table:table-cell>
              <table:table-cell>
                <text:p><text:span text:style-name="T12">01001001</text:span></text:p>
              </table:table-cell>
              <table:table-cell>
                <text:p><text:span text:style-name="T12">01000001</text:span></text:p>
              </table:table-cell>
              <table:table-cell>
                <text:p><text:span text:style-name="T12">01001111</text:span></text:p>
              </table:table-cell>
            </table:table-row>
            <table:table-row table:style-name="ro2" table:default-cell-style-name="gray1">
              <table:table-cell table:style-name="ce2">
                <text:p text:style-name="P13"><text:span text:style-name="T27">Decimale</text:span></text:p>
              </table:table-cell>
              <table:table-cell>
                <text:p><text:span text:style-name="T12">67</text:span></text:p>
              </table:table-cell>
              <table:table-cell>
                <text:p><text:span text:style-name="T12">73</text:span></text:p>
              </table:table-cell>
              <table:table-cell>
                <text:p><text:span text:style-name="T12">65</text:span></text:p>
              </table:table-cell>
              <table:table-cell>
                <text:p><text:span text:style-name="T12">79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ipi di File</text:p>
          </draw:text-box>
        </draw:frame>
        <draw:frame draw:style-name="gr1" draw:text-style-name="P7" draw:layer="layout" svg:width="27.432cm" svg:height="1.016cm" svg:x="0.254cm" svg:y="14.478cm">
          <draw:text-box>
            <text:p><text:span text:style-name="T9">Laboratorio di Informatica Ribelle – 2019 – Cristiano Longo – C.S.A. Officina Rebelde - Catania</text:span></text:p>
          </draw:text-box>
        </draw:frame>
        <draw:frame presentation:style-name="pr8" draw:text-style-name="P9" draw:layer="layout" svg:width="25.2cm" svg:height="4.405cm" svg:x="1.27cm" svg:y="4.421cm">
          <draw:text-box>
            <text:p><text:span text:style-name="T5">Per capire come interpretare un file è necessario conoscerne il </text:span><text:span text:style-name="T10">tipo. </text:span><text:span text:style-name="T11">Ad esempio può essere un file di </text:span><text:span text:style-name="T10">testo </text:span><text:span text:style-name="T11"><text:s/>con </text:span><text:span text:style-name="T10">codifica us-ascii</text:span><text:span text:style-name="T11"> (vedi dopo, </text:span><text:span text:style-name="T28">https://www.asciitable.com</text:span><text:span text:style-name="T11">)</text:span></text:p>
          </draw:text-box>
        </draw:frame>
        <draw:frame draw:style-name="standard" draw:layer="layout" svg:width="21.852cm" svg:height="3.614cm" svg:x="0.758cm" svg:y="9.968cm">
          <table:table table:template-name="default" table:use-first-row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2" table:default-cell-style-name="gray3">
              <table:table-cell/>
              <table:table-cell>
                <text:p><text:span text:style-name="T12">01000011</text:span></text:p>
              </table:table-cell>
              <table:table-cell>
                <text:p><text:span text:style-name="T12">01001001</text:span></text:p>
              </table:table-cell>
              <table:table-cell>
                <text:p><text:span text:style-name="T12">01000001</text:span></text:p>
              </table:table-cell>
              <table:table-cell>
                <text:p><text:span text:style-name="T12">01001111</text:span></text:p>
              </table:table-cell>
            </table:table-row>
            <table:table-row table:style-name="ro2" table:default-cell-style-name="gray1">
              <table:table-cell table:style-name="ce2">
                <text:p text:style-name="P13"><text:span text:style-name="T27">Decimale</text:span></text:p>
              </table:table-cell>
              <table:table-cell>
                <text:p><text:span text:style-name="T12">67</text:span></text:p>
              </table:table-cell>
              <table:table-cell>
                <text:p><text:span text:style-name="T12">73</text:span></text:p>
              </table:table-cell>
              <table:table-cell>
                <text:p><text:span text:style-name="T12">65</text:span></text:p>
              </table:table-cell>
              <table:table-cell>
                <text:p><text:span text:style-name="T12">79</text:span></text:p>
              </table:table-cell>
            </table:table-row>
            <table:table-row table:style-name="ro2" table:default-cell-style-name="gray1">
              <table:table-cell table:style-name="ce2">
                <text:p text:style-name="P13"><text:span text:style-name="T27">Testo </text:span></text:p>
              </table:table-cell>
              <table:table-cell>
                <text:p><text:span text:style-name="T12">C</text:span></text:p>
              </table:table-cell>
              <table:table-cell>
                <text:p><text:span text:style-name="T12">I</text:span></text:p>
              </table:table-cell>
              <table:table-cell>
                <text:p><text:span text:style-name="T12">?</text:span></text:p>
              </table:table-cell>
              <table:table-cell>
                <text:p>?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ipi di File</text:p>
          </draw:text-box>
        </draw:frame>
        <draw:frame draw:style-name="gr1" draw:text-style-name="P7" draw:layer="layout" svg:width="27.432cm" svg:height="1.016cm" svg:x="0.254cm" svg:y="14.478cm">
          <draw:text-box>
            <text:p><text:span text:style-name="T9">Laboratorio di Informatica Ribelle – 2019 – Cristiano Longo – C.S.A. Officina Rebelde - Catania</text:span></text:p>
          </draw:text-box>
        </draw:frame>
        <draw:frame presentation:style-name="pr8" draw:text-style-name="P9" draw:layer="layout" svg:width="25.2cm" svg:height="4.405cm" svg:x="1.27cm" svg:y="4.421cm">
          <draw:text-box>
            <text:p><text:span text:style-name="T5">Per capire come interpretare un file è necessario conoscerne il </text:span><text:span text:style-name="T10">tipo. </text:span><text:span text:style-name="T11">Ad esempio può essere un file di </text:span><text:span text:style-name="T10">testo </text:span><text:span text:style-name="T11"><text:s/>con </text:span><text:span text:style-name="T10">codifica us-ascii</text:span><text:span text:style-name="T11"> (vedi dopo, </text:span><text:span text:style-name="T28">https://www.asciitable.com</text:span><text:span text:style-name="T11">)</text:span></text:p>
          </draw:text-box>
        </draw:frame>
        <draw:frame draw:style-name="standard" draw:layer="layout" svg:width="21.852cm" svg:height="3.614cm" svg:x="0.758cm" svg:y="9.968cm">
          <table:table table:template-name="default" table:use-first-row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2" table:default-cell-style-name="gray3">
              <table:table-cell/>
              <table:table-cell>
                <text:p><text:span text:style-name="T12">01000011</text:span></text:p>
              </table:table-cell>
              <table:table-cell>
                <text:p><text:span text:style-name="T12">01001001</text:span></text:p>
              </table:table-cell>
              <table:table-cell>
                <text:p><text:span text:style-name="T12">01000001</text:span></text:p>
              </table:table-cell>
              <table:table-cell>
                <text:p><text:span text:style-name="T12">01001111</text:span></text:p>
              </table:table-cell>
            </table:table-row>
            <table:table-row table:style-name="ro2" table:default-cell-style-name="gray1">
              <table:table-cell table:style-name="ce2">
                <text:p text:style-name="P13"><text:span text:style-name="T27">Decimale</text:span></text:p>
              </table:table-cell>
              <table:table-cell>
                <text:p><text:span text:style-name="T12">67</text:span></text:p>
              </table:table-cell>
              <table:table-cell>
                <text:p><text:span text:style-name="T12">73</text:span></text:p>
              </table:table-cell>
              <table:table-cell>
                <text:p><text:span text:style-name="T12">65</text:span></text:p>
              </table:table-cell>
              <table:table-cell>
                <text:p><text:span text:style-name="T12">79</text:span></text:p>
              </table:table-cell>
            </table:table-row>
            <table:table-row table:style-name="ro2" table:default-cell-style-name="gray1">
              <table:table-cell table:style-name="ce2">
                <text:p text:style-name="P13"><text:span text:style-name="T27">Testo </text:span></text:p>
              </table:table-cell>
              <table:table-cell>
                <text:p><text:span text:style-name="T12">C</text:span></text:p>
              </table:table-cell>
              <table:table-cell>
                <text:p><text:span text:style-name="T12">I</text:span></text:p>
              </table:table-cell>
              <table:table-cell>
                <text:p><text:span text:style-name="T12">A</text:span></text:p>
              </table:table-cell>
              <table:table-cell>
                <text:p><text:span text:style-name="T12">O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edia Type</text:p>
          </draw:text-box>
        </draw:frame>
        <draw:frame presentation:style-name="pr13" draw:text-style-name="P9" draw:layer="layout" svg:width="25.2cm" svg:height="6.281cm" svg:x="1.216cm" svg:y="4.572cm" presentation:class="subtitle" presentation:user-transformed="true">
          <draw:text-box>
            <text:p text:style-name="P14"><text:span text:style-name="T5">I tipi di file sono elencati nel </text:span><text:span text:style-name="T10">media registry</text:span><text:span text:style-name="T11"> della IANA.</text:span></text:p>
            <text:p text:style-name="P14"><text:span text:style-name="T11"/></text:p>
            <text:p text:style-name="P14"><text:span text:style-name="T28">https://www.iana.org/assignments/media-types/</text:span></text:p>
            <text:p text:style-name="P14"><text:span text:style-name="T5"><text:s/></text:span></text:p>
            <text:p text:style-name="P14"><text:span text:style-name="T29">Alcuni esempi sono </text:span><text:span text:style-name="T30">text/html</text:span><text:span text:style-name="T31">, </text:span><text:span text:style-name="T30">audio/mpeg</text:span><text:span text:style-name="T11">, </text:span><text:span text:style-name="T32">application/pdf</text:span><text:span text:style-name="T11"> <text:s text:c="2"/></text:span></text:p>
          </draw:text-box>
        </draw:frame>
        <draw:frame draw:style-name="gr1" draw:text-style-name="P7" draw:layer="layout" svg:width="27.432cm" svg:height="1.016cm" svg:x="0.254cm" svg:y="14.478cm">
          <draw:text-box>
            <text:p text:style-name="P15"><text:span text:style-name="T9">Laboratorio di Informatica Ribelle – 2019 – Cristiano Longo – C.S.A. Officina Rebelde - Catani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4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etadati dei File</text:p>
          </draw:text-box>
        </draw:frame>
        <draw:frame presentation:style-name="pr14" draw:text-style-name="P9" draw:layer="layout" svg:width="25.2cm" svg:height="3.304cm" svg:x="1.216cm" svg:y="4.353cm" presentation:class="subtitle" presentation:user-transformed="true">
          <draw:text-box>
            <text:p text:style-name="P14"><text:span text:style-name="T5">Il media type</text:span><text:span text:style-name="T11"> non è contenuto nel file ma deve essere noto per poterlo utilizzare.</text:span></text:p>
            <text:p text:style-name="P14"><text:span text:style-name="T11"/></text:p>
          </draw:text-box>
        </draw:frame>
        <draw:frame draw:style-name="gr1" draw:text-style-name="P7" draw:layer="layout" svg:width="27.432cm" svg:height="1.016cm" svg:x="0.254cm" svg:y="14.478cm">
          <draw:text-box>
            <text:p text:style-name="P15"><text:span text:style-name="T9">Laboratorio di Informatica Ribelle – 2019 – Cristiano Longo – C.S.A. Officina Rebelde - Catani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5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etadati dei File</text:p>
          </draw:text-box>
        </draw:frame>
        <draw:frame presentation:style-name="pr14" draw:text-style-name="P9" draw:layer="layout" svg:width="25.2cm" svg:height="3.304cm" svg:x="1.216cm" svg:y="4.353cm" presentation:class="subtitle" presentation:user-transformed="true">
          <draw:text-box>
            <text:p text:style-name="P14"><text:span text:style-name="T5">Il media type</text:span><text:span text:style-name="T11"> non è contenuto nel file ma deve essere noto per poterlo utilizzare.</text:span></text:p>
            <text:p text:style-name="P14"><text:span text:style-name="T11"/></text:p>
          </draw:text-box>
        </draw:frame>
        <draw:frame draw:style-name="gr1" draw:text-style-name="P7" draw:layer="layout" svg:width="27.432cm" svg:height="1.016cm" svg:x="0.254cm" svg:y="14.478cm">
          <draw:text-box>
            <text:p text:style-name="P15"><text:span text:style-name="T9">Laboratorio di Informatica Ribelle – 2019 – Cristiano Longo – C.S.A. Officina Rebelde - Catania</text:span></text:p>
          </draw:text-box>
        </draw:frame>
        <draw:frame presentation:style-name="pr14" draw:text-style-name="P9" draw:layer="layout" svg:width="25.2cm" svg:height="3.304cm" svg:x="1.216cm" svg:y="7.094cm">
          <draw:text-box>
            <text:p text:style-name="P14"><text:span text:style-name="T11">A volte è indicato come estensione file (.txt, .mpeg, .pdf,...), altre può essere </text:span><text:span text:style-name="T10">indovinato</text:span><text:span text:style-name="T11">, in genere è indicato da un’altra part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6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etadati dei File</text:p>
          </draw:text-box>
        </draw:frame>
        <draw:frame presentation:style-name="pr14" draw:text-style-name="P9" draw:layer="layout" svg:width="25.2cm" svg:height="3.304cm" svg:x="1.216cm" svg:y="4.353cm" presentation:class="subtitle" presentation:user-transformed="true">
          <draw:text-box>
            <text:p text:style-name="P14"><text:span text:style-name="T5">Il media type</text:span><text:span text:style-name="T11"> non è contenuto nel file ma deve essere noto </text:span><text:span text:style-name="T11">per poterlo utilizzare.</text:span></text:p>
            <text:p text:style-name="P14"><text:span text:style-name="T11"/></text:p>
          </draw:text-box>
        </draw:frame>
        <draw:frame draw:style-name="gr1" draw:text-style-name="P7" draw:layer="layout" svg:width="27.432cm" svg:height="1.016cm" svg:x="0.254cm" svg:y="14.478cm">
          <draw:text-box>
            <text:p text:style-name="P15"><text:span text:style-name="T9">Laboratorio di Informatica Ribelle – 2019 – Cristiano Longo – C.S.A. Officina Rebelde - </text:span><text:span text:style-name="T9">Catania</text:span></text:p>
          </draw:text-box>
        </draw:frame>
        <draw:frame presentation:style-name="pr14" draw:text-style-name="P9" draw:layer="layout" svg:width="25.2cm" svg:height="3.304cm" svg:x="1.216cm" svg:y="7.094cm">
          <draw:text-box>
            <text:p text:style-name="P14"><text:span text:style-name="T11">A volte è indicato come estensione file </text:span><text:span text:style-name="T11">(.txt, .mpeg, .pdf,...), altre può essere </text:span><text:span text:style-name="T10">indovinato</text:span><text:span text:style-name="T11">, in genere è indicato da un’altra </text:span><text:span text:style-name="T11">parte.</text:span></text:p>
          </draw:text-box>
        </draw:frame>
        <draw:frame presentation:style-name="pr14" draw:text-style-name="P9" draw:layer="layout" svg:width="25.2cm" svg:height="2.828cm" svg:x="0.744cm" svg:y="11.297cm">
          <draw:text-box>
            <text:p text:style-name="P14"><text:span text:style-name="T11">Come il nome del file e altre informazioni è un </text:span><text:span text:style-name="T19">Metadato</text:span><text:span text:style-name="T20"> del fil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7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D8248FA211360C95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7T21:58:37.005854268</meta:creation-date>
    <meta:editing-duration>PT1H34M53S</meta:editing-duration>
    <meta:editing-cycles>13</meta:editing-cycles>
    <meta:generator>LibreOffice/6.0.7.3$Linux_X86_64 LibreOffice_project/00m0$Build-3</meta:generator>
    <dc:title>Bright Blue</dc:title>
    <dc:date>2019-10-18T10:38:06.997062224</dc:date>
    <meta:document-statistic meta:object-count="182"/>
  </office:meta>
</office:document-meta>
</file>